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normal" officeooo:rsid="003176b9" officeooo:paragraph-rsid="003176b9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Liberation Sans" fo:font-size="14pt" fo:font-weight="normal" officeooo:rsid="00334c2f" officeooo:paragraph-rsid="00334c2f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ans" fo:font-size="14pt" fo:font-weight="normal" officeooo:rsid="0034623b" officeooo:paragraph-rsid="0034623b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4pt" fo:font-weight="normal" officeooo:rsid="00349895" officeooo:paragraph-rsid="00349895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iberation Sans" fo:font-size="14pt" fo:font-weight="normal" officeooo:rsid="0036934f" officeooo:paragraph-rsid="0036934f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Liberation Sans" fo:font-size="14pt" fo:font-weight="normal" officeooo:rsid="00379568" officeooo:paragraph-rsid="00379568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3b1712" officeooo:paragraph-rsid="003b1712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iberation Sans" fo:font-size="14pt" fo:font-weight="bold" officeooo:rsid="00443ad3" officeooo:paragraph-rsid="00443ad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2pt" fo:font-weight="normal" officeooo:rsid="00443ad3" officeooo:paragraph-rsid="00443ad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2pt" fo:font-weight="normal" officeooo:rsid="00468643" officeooo:paragraph-rsid="00468643" style:font-size-asian="12pt" style:font-weight-asian="normal" style:font-size-complex="12pt" style:font-weight-complex="normal"/>
    </style:style>
    <style:style style:name="T1" style:family="text">
      <style:text-properties officeooo:rsid="00321d3b"/>
    </style:style>
    <style:style style:name="T2" style:family="text">
      <style:text-properties officeooo:rsid="0032363b"/>
    </style:style>
    <style:style style:name="T3" style:family="text">
      <style:text-properties officeooo:rsid="00383a1a"/>
    </style:style>
    <style:style style:name="T4" style:family="text">
      <style:text-properties officeooo:rsid="003cf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currency</text:p>
      <text:p text:style-name="P9">Hardware en software threads zijn 2 verschillende dingen.</text:p>
      <text:p text:style-name="P9"/>
      <text:p text:style-name="P10">Threads zijn niet geheel onafhankelijk, moeten delen van resources enz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09-30T10:50:15.508537937</dc:date>
    <meta:editing-duration>P1DT22H29M23S</meta:editing-duration>
    <meta:editing-cycles>46</meta:editing-cycles>
    <meta:document-statistic meta:table-count="0" meta:image-count="0" meta:object-count="0" meta:page-count="1" meta:paragraph-count="3" meta:word-count="19" meta:character-count="140" meta:non-whitespace-character-count="124"/>
  </office:meta>
</office:document-meta>
</file>